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240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23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Standard" style:list-style-name="L240">
      <style:text-properties style:font-name="Arial" fo:font-size="13pt" style:font-name-asian="Arimo" style:font-size-asian="13pt" style:font-size-complex="13pt"/>
    </style:style>
    <style:style style:name="P2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81" style:family="paragraph" style:parent-style-name="Table_20_Contents">
      <style:text-properties fo:font-size="14pt" style:font-size-asian="14pt" style:font-size-complex="14pt"/>
    </style:style>
    <style:style style:name="P282" style:family="paragraph" style:parent-style-name="Table_20_Contents">
      <style:text-properties style:font-name="ＭＳ Ｐゴシック" style:font-name-asian="ＭＳ Ｐゴシック"/>
    </style:style>
    <style:style style:name="P28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626589674635682389" text:style-name="L1">
              <text:list-item>
                <text:p text:style-name="P26">開始 <text:s/>：　１０：１０무렵</text:p>
              </text:list-item>
              <text:list-item>
                <text:p text:style-name="P2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255858033351366139" text:style-name="L2">
              <text:list-item>
                <text:p text:style-name="P27">足立工業。세 사람. </text:p>
              </text:list-item>
              <text:list-item>
                <text:p text:style-name="P2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809093882887608203" text:style-name="L3">
              <text:list-item>
                <text:p text:style-name="P28">바이브는 세 사람으로 했었다. 제일 마지막, 슬라브를 칠 때가 되어, 두 사람으로 했다.</text:p>
              </text:list-item>
              <text:list-item>
                <text:p text:style-name="P2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3356607293156707801" text:style-name="L4">
              <text:list-item>
                <text:p text:style-name="P2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8059454164594534897" text:style-name="L5">
              <text:list-item>
                <text:p text:style-name="P3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965570104234274896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7613151758201848499" text:style-name="L7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7032706344677190474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4379290505080649124" text:style-name="L9">
              <text:list-item>
                <text:p text:style-name="P3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8528729429497596631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4141113838905156891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919182323657134137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2813464341816852403" text:style-name="L13">
              <text:list-item>
                <text:p text:style-name="P3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8969574201365112738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3118943673620665595" text:style-name="L15">
              <text:list-item>
                <text:p text:style-name="P4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1578960610141956878" text:style-name="L16">
              <text:list-item>
                <text:p text:style-name="P41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6891748623348334761" text:style-name="L17">
              <text:list-item>
                <text:p text:style-name="P42">開始　：　９時すぎか。</text:p>
              </text:list-item>
              <text:list-item>
                <text:p text:style-name="P4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752646638846907732" text:style-name="L18">
              <text:list-item>
                <text:p text:style-name="P43">那須産業。두 사람.</text:p>
              </text:list-item>
              <text:list-item>
                <text:p text:style-name="P43">한 사람은 일본인. <text:s/>다른 사람은 베트남인인가.</text:p>
              </text:list-item>
              <text:list-item>
                <text:p text:style-name="P43">일본인 분. 직장인가. 체격이 좋다. / 처음 때, 토공 가게 분들의 이른바 `도시락` 을 스스로 그 위치를 바꾸고 있었다. </text:p>
              </text:list-item>
              <text:list-item>
                <text:p text:style-name="P4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4202346048060134715" text:style-name="L19">
              <text:list-item>
                <text:p text:style-name="P44">바이브(진동기), 두 사람. / 내가 담당했던 사람은 베트남인. 젊다. 작은 몸집.</text:p>
              </text:list-item>
              <text:list-item>
                <text:p text:style-name="P4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7268980658368836006" text:style-name="L20">
              <text:list-item>
                <text:p text:style-name="P45">본직 사람일까. 175 정도. 긴 몸집. 길쭉하다.</text:p>
              </text:list-item>
              <text:list-item>
                <text:p text:style-name="P4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6033074512531881147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1269523289877304596" text:style-name="L22">
              <text:list-item>
                <text:p text:style-name="P4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8644054220774275648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539520923611044550" text:style-name="L24">
              <text:list-item>
                <text:p text:style-name="P49">세 명. 소장은 간사이의 사람인가. 말 속에 그 지역의 억양이 넣고 있다.</text:p>
              </text:list-item>
              <text:list-item>
                <text:p text:style-name="P4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1797615084044230472" text:style-name="L25">
              <text:list-item>
                <text:p text:style-name="P5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8768149271446743233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058407864140262413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211252737247028762" text:style-name="L28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2824525318220166167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6171772386821844990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3963430976929822500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6143250312922957131" text:style-name="L32">
              <text:list-item>
                <text:p text:style-name="P57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910320678068038613" text:style-name="L33">
              <text:list-item>
                <text:p text:style-name="P58">開始　：　９：１０ 정도</text:p>
              </text:list-item>
              <text:list-item>
                <text:p text:style-name="P5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2926528075014262967" text:style-name="L34">
              <text:list-item>
                <text:p text:style-name="P59">`貢石` 。두 명</text:p>
              </text:list-item>
              <text:list-item>
                <text:p text:style-name="P59">컨트롤러를 갓고 있었던 분은 `てつ` 라는 문자가 들어있는 씰을 헬벳에 붙이고 있다.</text:p>
              </text:list-item>
              <text:list-item>
                <text:p text:style-name="P5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689664420373662730" text:style-name="L35">
              <text:list-item>
                <text:p text:style-name="P60">바이브 두 명.</text:p>
              </text:list-item>
              <text:list-item>
                <text:p text:style-name="P60">내가 담당해던 분은 베트남인. 165 좀. 젊다.</text:p>
              </text:list-item>
              <text:list-item>
                <text:p text:style-name="P60">이전에도 본 적이 있을까. / 본 적이 있는 것 같은 느낌이 있다.</text:p>
              </text:list-item>
              <text:list-item>
                <text:p text:style-name="P6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2820881977867144348" text:style-name="L36">
              <text:list-item>
                <text:p text:style-name="P6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059435509821624395" text:style-name="L37">
              <text:list-item>
                <text:p text:style-name="P6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1094301056323628170" text:style-name="L38">
              <text:list-item>
                <text:p text:style-name="P6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8383803886294383123" text:style-name="L39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3349432099616127192" text:style-name="L40">
              <text:list-item>
                <text:p text:style-name="P6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977242392748307591" text:style-name="L41">
              <text:list-item>
                <text:p text:style-name="P6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626070585070324401" text:style-name="L42">
              <text:list-item>
                <text:p text:style-name="P6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000623548302967834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711641818087252215" text:style-name="L44">
              <text:list-item>
                <text:p text:style-name="P6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5183482906172328740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2979849095168566853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166057809177121779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237498302194636345" text:style-name="L48">
              <text:list-item>
                <text:p text:style-name="P73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1219154543421843908" text:style-name="L49">
              <text:list-item>
                <text:p text:style-name="P74">開始　９：００무렵 이었을까.</text:p>
              </text:list-item>
              <text:list-item>
                <text:p text:style-name="P7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122763671041951191" text:style-name="L50">
              <text:list-item>
                <text:p text:style-name="P75">FUJITA</text:p>
              </text:list-item>
              <text:list-item>
                <text:p text:style-name="P7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3954808726190655727" text:style-name="L51">
              <text:list-item>
                <text:p text:style-name="P7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9001288323277034292" text:style-name="L52">
              <text:list-item>
                <text:p text:style-name="P7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8375479123190533325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2089736482294693020" text:style-name="L54">
              <text:list-item>
                <text:p text:style-name="P7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20702862070709977" text:style-name="L55">
              <text:list-item>
                <text:p text:style-name="P8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9052204411035961507" text:style-name="L56">
              <text:list-item>
                <text:p text:style-name="P81">세 사람. 타설 담당은 두 사람. / 모두 키가 크다.</text:p>
              </text:list-item>
              <text:list-item>
                <text:p text:style-name="P8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1861389122982419404" text:style-name="L57">
              <text:list-item>
                <text:p text:style-name="P8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1781745724568232890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8614208378766195742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224907914369648564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8676142085421732902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413445635286801341" text:style-name="L6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4105281310216306874" text:style-name="L6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4072255351288789155" text:style-name="L64">
              <text:list-item>
                <text:p text:style-name="P89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7790463025056362773" text:style-name="L65">
              <text:list-item>
                <text:p text:style-name="P90">開始　9시 무렵</text:p>
              </text:list-item>
              <text:list-item>
                <text:p text:style-name="P9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5567682750723670028" text:style-name="L66">
              <text:list-item>
                <text:p text:style-name="P91">10 톤. 회사명은 불명. 알아려고 하지 않았다.</text:p>
              </text:list-item>
              <text:list-item>
                <text:p text:style-name="P91">두 명. 모두 젊은 사람.</text:p>
              </text:list-item>
              <text:list-item>
                <text:p text:style-name="P9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549656723707713161" text:style-name="L67">
              <text:list-item>
                <text:p text:style-name="P92">바이브 두 명. 세 명 이었던 때도 있었을까.</text:p>
              </text:list-item>
              <text:list-item>
                <text:p text:style-name="P9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1154646506933983363" text:style-name="L68">
              <text:list-item>
                <text:p text:style-name="P93">전기 본직 분 있을까. &lt;2&gt; 아사쿠사에서 오는다라고 한다.</text:p>
              </text:list-item>
              <text:list-item>
                <text:p text:style-name="P9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7591077159044762661" text:style-name="L69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450936281483846756" text:style-name="L70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762361238211092395" text:style-name="L71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461834734860744845" text:style-name="L72">
              <text:list-item>
                <text:p text:style-name="P9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320368579556620575" text:style-name="L73">
              <text:list-item>
                <text:p text:style-name="P9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854258694588823526" text:style-name="L74">
              <text:list-item>
                <text:p text:style-name="P9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3204415946600946324" text:style-name="L75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3209035861261023565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2425374666054441298" text:style-name="L77">
              <text:list-item>
                <text:p text:style-name="P10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8538930788292283146" text:style-name="L7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2179572551283073784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1943323322324026463" text:style-name="L80">
              <text:list-item>
                <text:p text:style-name="P105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697130462668981532" text:style-name="L81">
              <text:list-item>
                <text:p text:style-name="P106">開始　：　10 시 지날 때.</text:p>
              </text:list-item>
              <text:list-item>
                <text:p text:style-name="P10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7321687414640888153" text:style-name="L82">
              <text:list-item>
                <text:p text:style-name="P107">3 명. 모두 일본 사람.</text:p>
              </text:list-item>
              <text:list-item>
                <text:p text:style-name="P107">호스를 잡고 있었던 사람. 젊은 사람. 20대 후방 정도 일까.</text:p>
              </text:list-item>
              <text:list-item>
                <text:p text:style-name="P107">호스 돌리기 담당. 약간 높은 나이의 사람. 60 대 전반 일까. 얼굴 피부는 얕은 검은 색. 얼굴 피부는 얕은 검은 색.</text:p>
              </text:list-item>
              <text:list-item>
                <text:p text:style-name="P10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569407286319549327" text:style-name="L83">
              <text:list-item>
                <text:p text:style-name="P108">내가 담당한 사람. 얼굴 윤곽은 사각형. 165 정도. </text:p>
              </text:list-item>
              <text:list-item>
                <text:p text:style-name="P10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9187875129074363799" text:style-name="L84">
              <text:list-item>
                <text:p text:style-name="P10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2469769700104098993" text:style-name="L85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5924851911065164786" text:style-name="L86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8919806741369071980" text:style-name="L87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282060857315850179" text:style-name="L88">
              <text:list-item>
                <text:p text:style-name="P11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6331108677623476706" text:style-name="L89">
              <text:list-item>
                <text:p text:style-name="P11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508786097194194546" text:style-name="L90">
              <text:list-item>
                <text:p text:style-name="P11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8634950838619733145" text:style-name="L91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7315547353278134123" text:style-name="L92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6863481428806171052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62599121330731956" text:style-name="L9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4755329729154969830" text:style-name="L9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9191203595066520" text:style-name="L96">
              <text:list-item>
                <text:p text:style-name="P12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9083674834149721869" text:style-name="L97">
              <text:list-item>
                <text:p text:style-name="P122">開始　： ９時半すぎ。</text:p>
              </text:list-item>
              <text:list-item>
                <text:p text:style-name="P12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7250706792934283790" text:style-name="L98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474044269375657132" text:style-name="L99">
              <text:list-item>
                <text:p text:style-name="P124">세탁 담당 사람. 고령이라고 보인다.</text:p>
              </text:list-item>
              <text:list-item>
                <text:p text:style-name="P12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7174602565746851770" text:style-name="L100">
              <text:list-item>
                <text:p text:style-name="P125">젊은 사람. 30대 중반 정도 일까.</text:p>
              </text:list-item>
              <text:list-item>
                <text:p text:style-name="P12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784724535336212900" text:style-name="L101">
              <text:list-item>
                <text:p text:style-name="P12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8717126160360278984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6092979921155885312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723345045550311451" text:style-name="L104">
              <text:list-item>
                <text:p text:style-name="P12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9031749424457756099" text:style-name="L105">
              <text:list-item>
                <text:p text:style-name="P13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405710413999444549" text:style-name="L10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7017560713941648832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725141447223988893" text:style-name="L108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6440308854184394604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505692043614356274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3077118426529245529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3943744541919855711" text:style-name="L112">
              <text:list-item>
                <text:p text:style-name="P137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77</dc:date><text:p text:style-name="P284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225635730679798003" text:style-name="L113">
              <text:list-item>
                <text:p text:style-name="P138">開始　：　9:15 경.</text:p>
              </text:list-item>
              <text:list-item>
                <text:p text:style-name="P13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8589764581817994279" text:style-name="L114">
              <text:list-item>
                <text:p text:style-name="P139">“KYOEI FUJITA”</text:p>
              </text:list-item>
              <text:list-item>
                <text:p text:style-name="P139">3 명. 한 사람은 일본인. / 타설 후반엔 베트남인 두 사람.</text:p>
              </text:list-item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3471988037152654005" text:style-name="L115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1897643144291439940" text:style-name="L116">
              <text:list-item>
                <text:p text:style-name="P14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1963847735885108410" text:style-name="L117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5598441233841086356" text:style-name="L118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1840719205885322162" text:style-name="L119">
              <text:list-item>
                <text:p text:style-name="P14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2855262127222615103" text:style-name="L120">
              <text:list-item>
                <text:p text:style-name="P14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143856835239798749" text:style-name="L121">
              <text:list-item>
                <text:p text:style-name="P14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644485731287717887" text:style-name="L122">
              <text:list-item>
                <text:p text:style-name="P14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659286457391071897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968555471906277555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7247397040963322258" text:style-name="L125">
              <text:list-item>
                <text:p text:style-name="P150">현장 앞에 돗자리. 조깅하는 사람들, 때때로.</text:p>
              </text:list-item>
              <text:list-item>
                <text:p text:style-name="P15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9135228045402774722" text:style-name="L126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8895566079383895149" text:style-name="L127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7733958861715924048" text:style-name="L128">
              <text:list-item>
                <text:p text:style-name="P153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8307193104176383652" text:style-name="L129">
              <text:list-item>
                <text:p text:style-name="P154">開始 <text:s/>：　9시 지날 경.</text:p>
              </text:list-item>
              <text:list-item>
                <text:p text:style-name="P15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512787296442375660" text:style-name="L130">
              <text:list-item>
                <text:p text:style-name="P155">두 사람. 모두 고령 분.</text:p>
              </text:list-item>
              <text:list-item>
                <text:p text:style-name="P155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89345989262052205" text:style-name="L131">
              <text:list-item>
                <text:p text:style-name="P156">한 사람을 제외해 다른 사람들은 모두 고령자 (라고 보였다.). </text:p>
              </text:list-item>
              <text:list-item>
                <text:p text:style-name="P156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6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1229131624510709520" text:style-name="L132">
              <text:list-item>
                <text:p text:style-name="P157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2846850311840170229" text:style-name="L133">
              <text:list-item>
                <text:p text:style-name="P158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6652707796203288190" text:style-name="L134">
              <text:list-item>
                <text:p text:style-name="P159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3236222563990084207" text:style-name="L135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5508031846567765562" text:style-name="L136">
              <text:list-item>
                <text:p text:style-name="P161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9184951693405605878" text:style-name="L137">
              <text:list-item>
                <text:p text:style-name="P162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932930189469724258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876832851019704846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1899937345948096382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158090928764958892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098816590100439191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5635026005621788222" text:style-name="L143">
              <text:list-item>
                <text:p text:style-name="P16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8550160902427372563" text:style-name="L144">
              <text:list-item>
                <text:p text:style-name="P169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6120242370948812572" text:style-name="L145">
              <text:list-item>
                <text:p text:style-name="P170">開始 <text:s/>9 시 무렵 일까. 아침례 후, 곧이 아니.</text:p>
              </text:list-item>
              <text:list-item>
                <text:p text:style-name="P170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2882402161120678327" text:style-name="L146">
              <text:list-item>
                <text:p text:style-name="P171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753838732225906424" text:style-name="L147">
              <text:list-item>
                <text:p text:style-name="P172">노란색 헬멧.</text:p>
              </text:list-item>
              <text:list-item>
                <text:p text:style-name="P172">직장 분 일까. 몸집. 콧수염. 안경을 쓰고 있었는지.</text:p>
                <text:list>
                  <text:list-item>
                    <text:p text:style-name="P172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66591774756620454" text:style-name="L148">
              <text:list-item>
                <text:p text:style-name="P173">흰 처럼 색의 옷, 입고 있다.</text:p>
              </text:list-item>
              <text:list-item>
                <text:p text:style-name="P173">여름철의 에어컨 옷 일까.</text:p>
              </text:list-item>
              <text:list-item>
                <text:p text:style-name="P173">백발, 약간 있음. 뚱뚱한다.</text:p>
              </text:list-item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4141533759797434191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3157508448944047982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601524241748147905" text:style-name="L151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5064382145415565089" text:style-name="L152">
              <text:list-item>
                <text:p text:style-name="P177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386586555267245386" text:style-name="L153">
              <text:list-item>
                <text:p text:style-name="P178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918080988943882652" text:style-name="L154">
              <text:list-item>
                <text:p text:style-name="P179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8793760365116020248" text:style-name="L155">
              <text:list-item>
                <text:p text:style-name="P180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1621997647823241169" text:style-name="L156">
              <text:list-item>
                <text:p text:style-name="P181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5973569731872346045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5548638015508850379" text:style-name="L158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55774318985034752" text:style-name="L159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3900987948374284259" text:style-name="L160">
              <text:list-item>
                <text:p text:style-name="P185">펌프차. 그의 팔. 팔 팁에 공기 튜브가 붙져있다.</text:p>
              </text:list-item>
              <text:list-item>
                <text:p text:style-name="P185">여기에 부딪치면, 튜브가 분리될 가능성. 그러자, 튜브 자체가 날아, 자신의 눈 등에 부딪힐 가능성. </text:p>
              </text:list-item>
              <text:list-item>
                <text:p text:style-name="P185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5979354942534441874" text:style-name="L161">
              <text:list-item>
                <text:p text:style-name="P186">開始　9시 정도에는 시작하고 있었는가.</text:p>
              </text:list-item>
              <text:list-item>
                <text:p text:style-name="P186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2083388907943302424" text:style-name="L162">
              <text:list-item>
                <text:p text:style-name="P18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1585930757359702727" text:style-name="L163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6644978260066252962" text:style-name="L164">
              <text:list-item>
                <text:p text:style-name="P18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2415979435829504145" text:style-name="L165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5416102552309711269" text:style-name="L166">
              <text:list-item>
                <text:p text:style-name="P19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6742606384369700767" text:style-name="L167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662238405269720643" text:style-name="L168">
              <text:list-item>
                <text:p text:style-name="P19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2656888608894996290" text:style-name="L169">
              <text:list-item>
                <text:p text:style-name="P19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1077900863416019543" text:style-name="L170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6754972013565389934" text:style-name="L171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2823003748641845633" text:style-name="L172">
              <text:list-item>
                <text:p text:style-name="P19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8172547610606681448" text:style-name="L173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9060847806190957384" text:style-name="L174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7185149379996682267" text:style-name="L175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3198000243769245758" text:style-name="L176">
              <text:list-item>
                <text:p text:style-name="P201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6556944737235833640" text:style-name="L177">
              <text:list-item>
                <text:p text:style-name="P202">開始　：　１０時過ぎ</text:p>
              </text:list-item>
              <text:list-item>
                <text:p text:style-name="P202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8182708271590170237" text:style-name="L178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9045853880657662125" text:style-name="L179">
              <text:list-item>
                <text:p text:style-name="P204">バイブの人。私の担当。６０過ぎか。老人の風貌。小柄。１６０少しか。（P1）</text:p>
              </text:list-item>
              <text:list-item>
                <text:p text:style-name="P204">もうひとり、１７５近くか。痩せている。職長さんか。（P2）</text:p>
              </text:list-item>
              <text:list-item>
                <text:p text:style-name="P20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4981164992287343258" text:style-name="L180">
              <text:list-item>
                <text:p text:style-name="P20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926346850923426085" text:style-name="L181">
              <text:list-item>
                <text:p text:style-name="P20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5645560318074862881" text:style-name="L182">
              <text:list-item>
                <text:p text:style-name="P20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4817264208087188306" text:style-name="L183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2152992313646042792" text:style-name="L184">
              <text:list-item>
                <text:p text:style-name="P20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2535532455453267515" text:style-name="L185">
              <text:list-item>
                <text:p text:style-name="P21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886333081519998709" text:style-name="L186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7858161895168073597" text:style-name="L187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5738894277194973213" text:style-name="L188">
              <text:list-item>
                <text:p text:style-name="P21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5062481599636625093" text:style-name="L189">
              <text:list-item>
                <text:p text:style-name="P21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5502339208958889498" text:style-name="L190">
              <text:list-item>
                <text:p text:style-name="P21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8683695064036709355" text:style-name="L191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8373621029828823193" text:style-name="L192">
              <text:list-item>
                <text:p text:style-name="P217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1473693979255047610" text:style-name="L193">
              <text:list-item>
                <text:p text:style-name="P218">開始</text:p>
              </text:list-item>
              <text:list-item>
                <text:p text:style-name="P218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6487046863793923391" text:style-name="L194">
              <text:list-item>
                <text:p text:style-name="P219">マルエス「工業」だったか。「マルエス」は、確か。カタカナ。</text:p>
              </text:list-item>
              <text:list-item>
                <text:p text:style-name="P219">2명. 모두 일본인. &lt;1&gt; 직장은 50대 겅도 일까. &lt;2&gt; 호스 담당자는 30대 중반 정도. 햇볕에 탄 얼굴.</text:p>
              </text:list-item>
              <text:list-item>
                <text:p text:style-name="P219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8591231548531068677" text:style-name="L195">
              <text:list-item>
                <text:p text:style-name="P220">바이브 담당분, 2 명. &lt;1&gt; 내가 담당했던 분은 직장 일까.</text:p>
              </text:list-item>
              <text:list-item>
                <text:p text:style-name="P220">마지막, 갈아입을 끝마치고, 건물의 옆을 통할 때, 다른 한 토공분이 그 곳에서 있다.</text:p>
              </text:list-item>
              <text:list-item>
                <text:p text:style-name="P220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118493969018354792" text:style-name="L196">
              <text:list-item>
                <text:p text:style-name="P221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2772881254989244352" text:style-name="L197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1238441550196819220" text:style-name="L198">
              <text:list-item>
                <text:p text:style-name="P22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7698045365282462632" text:style-name="L199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7302329513006345751" text:style-name="L200">
              <text:list-item>
                <text:p text:style-name="P225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7124305425496461245" text:style-name="L201">
              <text:list-item>
                <text:p text:style-name="P226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4308112662562789416" text:style-name="L202">
              <text:list-item>
                <text:p text:style-name="P227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4849837715637713786" text:style-name="L203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2893879883396388889" text:style-name="L204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7348284453085768082" text:style-name="L205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270376060162046570" text:style-name="L206">
              <text:list-item>
                <text:p text:style-name="P23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8421966832279291483" text:style-name="L207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8203515409366765406" text:style-name="L208">
              <text:list-item>
                <text:p text:style-name="P233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5949624255581031188" text:style-name="L241">
              <text:list-item>
                <text:p text:style-name="P264">開始　9 시경.</text:p>
              </text:list-item>
              <text:list-item>
                <text:p text:style-name="P264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5216657783610459838" text:style-name="L209">
              <text:list-item>
                <text:p text:style-name="P234">(1) 2 며. 한 사람, 직장. 일본인. 다른 하나 분은 베트남인 일까.</text:p>
              </text:list-item>
              <text:list-item>
                <text:p text:style-name="P234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5383209738724323751" text:style-name="L210">
              <text:list-item>
                <text:p text:style-name="P235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3005086309239313374" text:style-name="L211">
              <text:list-item>
                <text:p text:style-name="P236">(1) 72 세. 자신이 말했다. 173 정도. &lt;1&gt; 말하는 모양, 표정. 치매증이 들어 있는 것일까라고 생각하고 있었다. </text:p>
              </text:list-item>
              <text:list-item>
                <text:p text:style-name="P236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8305850698257179146" text:style-name="L212">
              <text:list-item>
                <text:p text:style-name="P237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7513114435737051819" text:style-name="L213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9112428015705676602" text:style-name="L214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3428921422358898561" text:style-name="L215">
              <text:list-item>
                <text:p text:style-name="P240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684053829433158302" text:style-name="L216">
              <text:list-item>
                <text:p text:style-name="P241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2289704632546710262" text:style-name="L217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3896706354729657773" text:style-name="L218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6114437096362689761" text:style-name="L219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811949463921895059" text:style-name="L220">
              <text:list-item>
                <text:p text:style-name="P245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5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4329501178009082517" text:style-name="L221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6836443790975813616" text:style-name="L222">
              <text:list-item>
                <text:p text:style-name="P247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7560249356500424775" text:style-name="L223">
              <text:list-item>
                <text:p text:style-name="P248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/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30240087" text:continue-list="list6891748623348334761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1849364419689706617" text:style-name="L242">
              <text:list-item>
                <text:p text:style-name="P265"/>
              </text:list-item>
            </text:list>
          </table:table-cell>
        </table:table-row>
        <text:soft-page-break/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478482909856344858" text:style-name="L243">
              <text:list-item>
                <text:p text:style-name="P266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2154730839012435625" text:style-name="L244">
              <text:list-item>
                <text:p text:style-name="P267"/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8073097831551109828" text:style-name="L245">
              <text:list-item>
                <text:p text:style-name="P268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8447745253501224869" text:style-name="L246">
              <text:list-item>
                <text:p text:style-name="P269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4760068010312916484" text:style-name="L247">
              <text:list-item>
                <text:p text:style-name="P270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4476547654409009244" text:style-name="L248">
              <text:list-item>
                <text:p text:style-name="P271"/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134123289377103859" text:style-name="L249">
              <text:list-item>
                <text:p text:style-name="P27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7803814553386233004" text:style-name="L250">
              <text:list-item>
                <text:p text:style-name="P273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8539124668910901694" text:style-name="L251">
              <text:list-item>
                <text:p text:style-name="P27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1796732289854466751" text:style-name="L252">
              <text:list-item>
                <text:p text:style-name="P275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3694392304543598010" text:style-name="L253">
              <text:list-item>
                <text:p text:style-name="P276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6706416017428689677" text:style-name="L254">
              <text:list-item>
                <text:p text:style-name="P277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もらったこと</text:p>
          </table:table-cell>
          <table:table-cell table:style-name="表14.C2" office:value-type="string">
            <text:list xml:id="list2913316285237832675" text:style-name="L255">
              <text:list-item>
                <text:p text:style-name="P278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5050746562451302901" text:style-name="L256">
              <text:list-item>
                <text:p text:style-name="P279"/>
              </text:list-item>
            </text:list>
          </table:table-cell>
        </table:table-row>
      </table:table>
      <text:p text:style-name="P14"/>
      <text:p text:style-name="P4"><text:soft-page-break/>[/ XXXX] </text:p>
      <text:p text:style-name="P1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0256178" text:continue-list="list30240087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4460921624427502980" text:style-name="L224">
              <text:list-item>
                <text:p text:style-name="P24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406822346070180614" text:style-name="L225">
              <text:list-item>
                <text:p text:style-name="P25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2541330114084621722" text:style-name="L226">
              <text:list-item>
                <text:p text:style-name="P251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028987812394734974" text:style-name="L227">
              <text:list-item>
                <text:p text:style-name="P25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660094352775572370" text:style-name="L228">
              <text:list-item>
                <text:p text:style-name="P25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8870471786066548257" text:style-name="L229">
              <text:list-item>
                <text:p text:style-name="P25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410523503355147422" text:style-name="L230">
              <text:list-item>
                <text:p text:style-name="P25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6853978516720107854" text:style-name="L231">
              <text:list-item>
                <text:p text:style-name="P25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<text:soft-page-break/>らの同僚</text:p>
          </table:table-cell>
          <table:table-cell table:style-name="表13.C2" office:value-type="string">
            <text:list xml:id="list5999612827120824261" text:style-name="L232">
              <text:list-item>
                <text:p text:style-name="P25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5685308056834230093" text:style-name="L233">
              <text:list-item>
                <text:p text:style-name="P25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1676070183194452268" text:style-name="L234">
              <text:list-item>
                <text:p text:style-name="P25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903441619113363689" text:style-name="L235">
              <text:list-item>
                <text:p text:style-name="P26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7740075204808870743" text:style-name="L236">
              <text:list-item>
                <text:p text:style-name="P26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775255220397659567" text:style-name="L237">
              <text:list-item>
                <text:p text:style-name="P26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77975519736944904" text:style-name="L238">
              <text:list-item>
                <text:p text:style-name="P263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3566590925050819720" text:style-name="L239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7199979137739489761" text:style-name="L240">
        <text:list-item>
          <text:p text:style-name="P16">close</text:p>
          <text:list>
            <text:list-item>
              <text:p text:style-name="P16"><text:soft-page-break/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</table:table>
      <text:list xml:id="list30237957" text:continue-numbering="true" text:style-name="L240">
        <text:list-item>
          <text:p text:style-name="P24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3-17T10:01:44.37</dc:date>
    <dc:creator>iwabuchi ken</dc:creator>
    <meta:editing-duration>P2DT14H15M27S</meta:editing-duration>
    <meta:editing-cycles>358</meta:editing-cycles>
    <meta:generator>OpenOffice/4.1.3$Win32 OpenOffice.org_project/413m1$Build-9783</meta:generator>
    <meta:document-statistic meta:table-count="17" meta:image-count="0" meta:object-count="0" meta:page-count="28" meta:paragraph-count="865" meta:word-count="8850" meta:character-count="14189"/>
  </office:meta>
</office:document-meta>
</file>